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st night<text:line-break/>I dreamed you, <text:line-break/>in my side, <text:line-break/>happy soon<text:line-break/><text:line-break/>But I chose you happy, <text:line-break/>without me<text:line-break/>in the past,<text:line-break/>and now I see, <text:line-break/>if I was wrong, <text:line-break/>it was everything about me;<text:line-break/><text:line-break/>So now I’m wrong,<text:line-break/>and much more strong, <text:line-break/>right,<text:line-break/>direct, <text:line-break/>now I’m nothing,<text:line-break/>but myself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3</meta:editing-cycles>
    <meta:creation-date>2015-05-10T22:18:00</meta:creation-date>
    <dc:date>2016-01-19T05:14:00</dc:date>
    <meta:editing-duration>PT3M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48" meta:character-count="247" meta:non-whitespace-character-count="1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